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5"/>
    <style:style style:name="P63" style:family="paragraph" style:parent-style-name="Standard" style:list-style-name="L54">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P2"/>
      <text:p text:style-name="Standard"/>
      <text:p text:style-name="Standard">version 3.4.4</text:p>
      <text:list xml:id="list2874542810310130154" text:style-name="L55">
        <text:list-item>
          <text:p text:style-name="P62">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87674175481049628" text:style-name="L1">
        <text:list-item>
          <text:p text:style-name="P9">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7351592696025845310" text:style-name="L2">
        <text:list-item>
          <text:p text:style-name="P10">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2164268914161985742" text:style-name="L3">
        <text:list-item>
          <text:p text:style-name="P11">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1">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1">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soft-page-break/><text:line-break/>To learn how to use the new procedure (which is a bit 'fiddly'), right-click on the penumbral fit checkbox --- be patient; play around.<text:line-break/> </text:p>
        </text:list-item>
      </text:list>
      <text:p text:style-name="Standard">version 3.4.0</text:p>
      <text:list xml:id="list5695557890051582852" text:style-name="L4">
        <text:list-item>
          <text:p text:style-name="P12">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5678568479375586618" text:style-name="L5">
        <text:list-item>
          <text:p text:style-name="P13">Automatically installs cv2 if not already present. <text:s/>This package is needed for the new frame view feature.<text:line-break/></text:p>
        </text:list-item>
      </text:list>
      <text:p text:style-name="Standard">version 3.3.8</text:p>
      <text:list xml:id="list2832751788565991173" text:style-name="L6">
        <text:list-item>
          <text:p text:style-name="P14">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7084010636825495397" text:style-name="L7">
        <text:list-item>
          <text:p text:style-name="P15">A new button (View frame) with an associated spinner for entry of a frame number has been added:</text:p>
          <text:p text:style-name="P15"/>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text:soft-page-break/>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6641245126150089365" text:style-name="L8">
        <text:list-item>
          <text:p text:style-name="P16">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3112744159457086292" text:style-name="L9">
        <text:list-item>
          <text:p text:style-name="P17">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2766663318361832647" text:style-name="L10">
        <text:list-item>
          <text:p text:style-name="P18">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2939022668727008421" text:style-name="L11">
        <text:list-item>
          <text:p text:style-name="P19">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5954996927664065217" text:style-name="L12">
        <text:list-item>
          <text:p text:style-name="P20">Changed main plot so that the scroll wheel only zooms the x axis.</text:p>
        </text:list-item>
        <text:list-item>
          <text:p text:style-name="P20">Changed lightcurve plot so that it conforms properly to 'start-of-exposure'.<text:line-break/></text:p>
        </text:list-item>
      </text:list>
      <text:p text:style-name="Standard">version 3.2.8</text:p>
      <text:list xml:id="list8687682828492393303" text:style-name="L13">
        <text:list-item>
          <text:p text:style-name="P21">Changed font size in help files --- it was fine for Mac but too big for Win10<text:line-break/><text:soft-page-break/></text:p>
        </text:list-item>
      </text:list>
      <text:p text:style-name="Standard">version 3.2.7</text:p>
      <text:list xml:id="list5259115564150153979" text:style-name="L14">
        <text:list-item>
          <text:p text:style-name="P22">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1623615731588356164" text:style-name="L15">
        <text:list-item>
          <text:p text:style-name="P23">This is a 'cosmetic' release --- there should be NO detectable differences from version 3.2.5 in terms of functionality.</text:p>
        </text:list-item>
        <text:list-item>
          <text:p text:style-name="P23">All python files were brought into compliance with PEP 8 coding standards. <text:s/>Only I care about that.</text:p>
        </text:list-item>
        <text:list-item>
          <text:p text:style-name="P23">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3">All this 'cosmetic' work is in preparation for working on PyOTE issues again.<text:line-break/> </text:p>
        </text:list-item>
      </text:list>
      <text:p text:style-name="Standard">version 3.2.5</text:p>
      <text:list xml:id="list2119770213369501308" text:style-name="L16">
        <text:list-item>
          <text:p text:style-name="P24">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4830175261138088804" text:style-name="L17">
        <text:list-item>
          <text:p text:style-name="P25">Modified the test for newer version to accommodate the different strings returned by pip 18.1 and pip 19.0+</text:p>
        </text:list-item>
        <text:list-item>
          <text:p text:style-name="P25">Added ability to invoke PyOTE from PyMovie with an externally supplied csv file that is automatically opened.<text:line-break/></text:p>
        </text:list-item>
      </text:list>
      <text:p text:style-name="Standard">version 3.2.3</text:p>
      <text:list xml:id="list3080375957219533176" text:style-name="L18">
        <text:list-item>
          <text:p text:style-name="P26">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6">Added support for the PyMovie csv format<text:line-break/></text:p>
        </text:list-item>
      </text:list>
      <text:p text:style-name="Standard">version 3.2.1</text:p>
      <text:list xml:id="list6724402311677690934" text:style-name="L19">
        <text:list-item>
          <text:p text:style-name="P27">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text:soft-page-break/>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866133841294048708" text:style-name="L20">
        <text:list-item>
          <text:p text:style-name="P28">Changed GUI to better align text on min max edit boxes to avoid confusion.<text:line-break/></text:p>
        </text:list-item>
      </text:list>
      <text:p text:style-name="Standard">version 3.1.9</text:p>
      <text:list xml:id="list8489622446316319297" text:style-name="L21">
        <text:list-item>
          <text:p text:style-name="P29">Fixed a bug in the test for a min/max solution search being constrained by a too large min value.<text:line-break/></text:p>
        </text:list-item>
      </text:list>
      <text:p text:style-name="Standard">version 3.1.8</text:p>
      <text:list xml:id="list2664754131794987868" text:style-name="L22">
        <text:list-item>
          <text:p text:style-name="P30">version 3.1.7 was released without an updated version history. <text:s/>Here is what was changed in 3.1.7:<text:line-break/></text:p>
        </text:list-item>
        <text:list-item>
          <text:p text:style-name="P30">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6486542431344816524" text:style-name="L23">
        <text:list-item>
          <text:p text:style-name="P31">Values entered in the Manual Timestamp Entry dialog box are now 'sticky', thus making corrections easy to do without requiring re-entry of all data. </text:p>
          <text:p text:style-name="P31"><text:line-break/>Also trapped is the case where a user has entered a custom frame time but failed to click the radio button indicating that it is to be used.<text:line-break/></text:p>
        </text:list-item>
      </text:list>
      <text:p text:style-name="Standard">version 3.1.5:</text:p>
      <text:list xml:id="list750885214160467504" text:style-name="L24">
        <text:list-item>
          <text:p text:style-name="P32">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text:soft-page-break/>longer.<text:line-break/></text:p>
        </text:list-item>
      </text:list>
      <text:p text:style-name="Standard">version 3.1.4:</text:p>
      <text:list xml:id="list6068380846641170360" text:style-name="L25">
        <text:list-item>
          <text:p text:style-name="P33">Fixed error in new dropped reading detection logic when light curve was processed in field mode.<text:line-break/></text:p>
        </text:list-item>
        <text:list-item>
          <text:p text:style-name="P33">Cleaned up some language in tooltips.<text:line-break/></text:p>
        </text:list-item>
      </text:list>
      <text:p text:style-name="Standard">version 3.1.3:</text:p>
      <text:list xml:id="list381050252376817358" text:style-name="L26">
        <text:list-item>
          <text:p text:style-name="P34">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34">Eliminated the 'entry num' column in the data matrix at the lower left of the GUI. The 'entry num' is unused and a possible source of confusion with the frame or field number for the unwary.<text:line-break/></text:p>
        </text:list-item>
        <text:list-item>
          <text:p text:style-name="P34">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9050653312473378766" text:style-name="L27">
        <text:list-item>
          <text:p text:style-name="P35">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8818806692123637422" text:style-name="L28">
        <text:list-item>
          <text:p text:style-name="P36">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36">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36">The labels on the Find Event button and the Calc Err Bar button were changed to more clearly suggest that after finding an 'event', one should then press the 'report' button to the right in order to complete the process.<text:line-break/><text:soft-page-break/></text:p>
        </text:list-item>
      </text:list>
      <text:p text:style-name="Standard">version 3.1.0:</text:p>
      <text:list xml:id="list6822612696346176627" text:style-name="L29">
        <text:list-item>
          <text:p text:style-name="P37">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8278513418752691935" text:style-name="L30">
        <text:list-item>
          <text:p text:style-name="P38">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1744818660674639117" text:style-name="L31">
        <text:list-item>
          <text:p text:style-name="P39">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7425076961794677868" text:style-name="L32">
        <text:list-item>
          <text:p text:style-name="P40">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5902697219553572423" text:style-name="L33">
        <text:list-item>
          <text:p text:style-name="P41">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4116712936768896307" text:style-name="L34">
        <text:list-item>
          <text:p text:style-name="P42">Disable the Accept integration button when user overrides an automatic block analysis with a manual block selection followed by a click on the Block integrate button.<text:line-break/></text:p>
        </text:list-item>
      </text:list>
      <text:p text:style-name="Standard">version 2.1.4:</text:p>
      <text:list xml:id="list3904836709666008423" text:style-name="L35">
        <text:list-item>
          <text:p text:style-name="P43">Corrected a bug that kept manual selection of block integration from being performed after a refusal to accept the automatic block analysis results.<text:line-break/></text:p>
        </text:list-item>
      </text:list>
      <text:p text:style-name="Standard">version 2.1.3:</text:p>
      <text:list xml:id="list6389773794689506410" text:style-name="L36">
        <text:list-item>
          <text:p text:style-name="P44">A minor change to how color bars are plotted when the automatic block integration feature is employed. <text:s/>The edges now appear between data points so <text:soft-page-break/>the bands are easier to see, particularly for 2 point block sizes.</text:p>
        </text:list-item>
      </text:list>
      <text:p text:style-name="Standard"/>
      <text:p text:style-name="Standard">version 2.1.2:</text:p>
      <text:list xml:id="list3293202053582491473" text:style-name="L37">
        <text:list-item>
          <text:p text:style-name="P45">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726094027555588626" text:style-name="L38">
        <text:list-item>
          <text:p text:style-name="P46">Added progress bar tracking of block integration analysis because it can take an extended amount of time to complete the analysis when the light curve has many points.<text:line-break/></text:p>
        </text:list-item>
      </text:list>
      <text:p text:style-name="Standard">version 2.1.0</text:p>
      <text:list xml:id="list6763182098692742282" text:style-name="L39">
        <text:list-item>
          <text:p text:style-name="P47">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6599436911447658187" text:style-name="L40">
        <text:list-item>
          <text:p text:style-name="P48">Made the selection of Tooltip display 'sticky'</text:p>
        </text:list-item>
        <text:list-item>
          <text:p text:style-name="P48">Duration calculation when D and R span midnight now handled correctly</text:p>
        </text:list-item>
      </text:list>
      <text:p text:style-name="Standard"/>
      <text:p text:style-name="Standard">version 2.0.8</text:p>
      <text:list xml:id="list6329532337425178054" text:style-name="L41">
        <text:list-item>
          <text:p text:style-name="P49">toolTips changed to invoke and display in a custom dialog box that can be moved and resized to better accommodate legacy displays</text:p>
        </text:list-item>
        <text:list-item>
          <text:p text:style-name="P49">Calc flash timing calculation fixed to properly deal with the non-integer frame numbers that can result from field processed csv files</text:p>
        </text:list-item>
        <text:list-item>
          <text:p text:style-name="P49">Flash timing has been verified to work with integrated light curves</text:p>
        </text:list-item>
        <text:list-item>
          <text:p text:style-name="P49">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2463782175309063222" text:style-name="L42">
        <text:list-item>
          <text:p text:style-name="P50">Adds a button to calculate the edge position of an LED timing flash.</text:p>
        </text:list-item>
        <text:list-item>
          <text:p text:style-name="P50">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50">Adds the ability to select which light curve is to be analyzed. <text:s/>Previous versions would only analyze the first light curve for D and R events. <text:s/>This flexibility is <text:soft-page-break/>useful in general, but was particularly needed to support LED flash timing.</text:p>
        </text:list-item>
        <text:list-item>
          <text:p text:style-name="P50">Adds a checkbox to force manual entry of timestamp info. <text:s/>This is useful when OCR on a VTI timed light curve has catastrophic errors. <text:s/>It is always employed when using LED flash timing.</text:p>
        </text:list-item>
      </text:list>
      <text:list xml:id="list3770375689252076138" text:style-name="L43">
        <text:list-item>
          <text:p text:style-name="P51">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208779525259090312" text:style-name="L44">
        <text:list-item>
          <text:p text:style-name="P52">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110852343725411478" text:style-name="L45">
        <text:list-item>
          <text:p text:style-name="P53">files generated by pyote now contain PYOTE in the filename.<text:line-break/></text:p>
        </text:list-item>
        <text:list-item>
          <text:p text:style-name="P53">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6085107841815211623" text:style-name="L46">
        <text:list-item>
          <text:p text:style-name="P54">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4834290354410117019" text:style-name="L47">
        <text:list-item>
          <text:p text:style-name="P55">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7715616586124765266" text:style-name="L48">
        <text:list-item>
          <text:p text:style-name="P56">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6953639229699550788" text:style-name="L49">
        <text:list-item>
          <text:p text:style-name="P57">improved handling of D and R region selection so that one cannot enter an invalid configuration --- automatic corrections/changes are applied.<text:line-break/></text:p>
        </text:list-item>
        <text:list-item>
          <text:p text:style-name="P57">incorporates a new 'solver' that no longer requires an initial estimation of baseline noise. <text:s/>This 'solver' is also much faster. <text:s/>With this 'solver', the two-pass <text:soft-page-break/>modification added in version 1.46 is no longer needed.<text:line-break/></text:p>
        </text:list-item>
        <text:list-item>
          <text:p text:style-name="P57">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4643710754131995710" text:style-name="L50">
        <text:list-item>
          <text:p text:style-name="P58">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4758611136580988030" text:style-name="L51">
        <text:list-item>
          <text:p text:style-name="P59">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59">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8795417335371179735" text:style-name="L52">
        <text:list-item>
          <text:p text:style-name="P60">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8180069725910151677" text:style-name="L53">
        <text:list-item>
          <text:p text:style-name="P61"><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61">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61">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61">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3677358245115556934" text:style-name="L54">
        <text:list-item>
          <text:p text:style-name="P63">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4-01T15:10:38</dc:date>
    <meta:editing-cycles>83</meta:editing-cycles>
    <meta:editing-duration>PT20H16M22S</meta:editing-duration>
    <meta:document-statistic meta:table-count="0" meta:image-count="2" meta:object-count="0" meta:page-count="12" meta:paragraph-count="162" meta:word-count="4818" meta:character-count="28099"/>
    <meta:template xlink:type="simple" xlink:actuate="onRequest" xlink:title="" xlink:href="Normal"/>
  </office:meta>
</office:document-meta>
</file>